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FF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background-color="#FFFFFF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8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83" style:family="table-cell" style:parent-style-name="Default" style:data-style-name="N0">
      <style:table-cell-properties fo:border="thin solid #999999"/>
    </style:style>
    <style:style style:name="ce8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2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3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4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9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3.048cm" style:use-optimal-column-width="true"/>
    </style:style>
    <style:style style:name="co8" style:family="table-column">
      <style:table-column-properties fo:break-before="auto" style:column-width="9.334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3.85233333333333cm"/>
    </style:style>
    <style:style style:name="co11" style:family="table-column">
      <style:table-column-properties fo:break-before="auto" style:column-width="13.31383333333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1.2936666666667cm"/>
    </style:style>
    <style:style style:name="co14" style:family="table-column">
      <style:table-column-properties fo:break-before="auto" style:column-width="2.45533333333333cm"/>
    </style:style>
    <style:style style:name="co15" style:family="table-column">
      <style:table-column-properties fo:break-before="auto" style:column-width="0.931333333333333cm"/>
    </style:style>
    <style:style style:name="co16" style:family="table-column">
      <style:table-column-properties fo:break-before="auto" style:column-width="1.50283333333333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3.47133333333333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2.032cm" style:use-optimal-column-width="true"/>
    </style:style>
    <style:style style:name="co21" style:family="table-column">
      <style:table-column-properties fo:break-before="auto" style:column-width="4.318cm" style:use-optimal-column-width="true"/>
    </style:style>
    <style:style style:name="ro1" style:family="table-row">
      <style:table-row-properties style:row-height="34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74"/>
        <table:table-column table:style-name="co1" table:number-columns-repeated="16373" table:default-cell-style-name="ce49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유형</text:p>
          </table:table-cell>
          <table:table-cell office:value-type="string" table:style-name="ce2">
            <text:p>백업_정상_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_주기_full_archive</text:p>
          </table:table-cell>
          <table:table-cell office:value-type="string" table:style-name="ce5">
            <text:p>비고</text:p>
          </table:table-cell>
          <table:table-cell office:value-type="string" table:style-name="ce6">
            <text:p>주간</text:p>
          </table:table-cell>
          <table:table-cell office:value-type="string" table:style-name="ce6">
            <text:p>월간</text:p>
          </table:table-cell>
          <table:table-cell office:value-type="string" table:style-name="ce6">
            <text:p>연간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9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9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9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9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9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9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9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9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9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9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9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9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9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10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ccskrvtwintimescaledbp05</text:p>
          </table:table-cell>
          <table:table-cell office:value-type="string" table:style-name="ce13">
            <text:p>10.11.67.34</text:p>
          </table:table-cell>
          <table:table-cell table:style-name="ce13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1.ap-northeast-2.prd.h53</text:p>
          </table:table-cell>
          <table:table-cell office:value-type="string" table:style-name="ce7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2.ap-northeast-2.prd.h53</text:p>
          </table:table-cell>
          <table:table-cell office:value-type="string" table:style-name="ce7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1-ap-northeas-2.prd.h53</text:p>
          </table:table-cell>
          <table:table-cell office:value-type="string" table:style-name="ce7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2-ap-northeas-2.prd.h53</text:p>
          </table:table-cell>
          <table:table-cell office:value-type="string" table:style-name="ce7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7"/>
          <table:table-cell office:value-type="string" table:style-name="ce15">
            <text:p>TAC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7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7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7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7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7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10">
            <text:p>매일</text:p>
          </table:table-cell>
          <table:table-cell table:style-name="ce3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10"/>
          <table:table-cell office:value-type="string" table:style-name="ce21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7"/>
          <table:table-cell office:value-type="string" table:style-name="ce28">
            <text:p>마리아 기동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7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7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10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10"/>
          <table:table-cell office:value-type="string" table:style-name="ce28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10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10"/>
          <table:table-cell office:value-type="string" table:style-name="ce28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10"/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10"/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7"/>
          <table:table-cell office:value-type="string" table:style-name="ce26">
            <text:p>데이터 이관 이후에 크론탭 설정 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7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7"/>
          <table:table-cell office:value-type="string" table:style-name="ce4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7"/>
          <table:table-cell office:value-type="string" table:style-name="ce4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7"/>
          <table:table-cell office:value-type="string" table:style-name="ce2">
            <text:p>docker 로 설치</text:p>
            <text:p/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7"/>
          <table:table-cell office:value-type="string" table:number-columns-spanned="1" table:number-rows-spanned="6" table:style-name="ce75">
            <text:p>VM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7"/>
          <table:table-cell office:value-type="string" table:style-name="ce4">
            <text:p>Redis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7"/>
          <table:table-cell office:value-type="string" table:style-name="ce4">
            <text:p>Redis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7"/>
          <table:table-cell office:value-type="string" table:style-name="ce2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7"/>
          <table:table-cell office:value-type="string" table:style-name="ce4">
            <text:p>신운영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7"/>
          <table:table-cell office:value-type="string" table:style-name="ce2">
            <text:p>ccskrotamgdbp로 이관완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7"/>
          <table:table-cell office:value-type="string" table:style-name="ce11">
            <text:p>백업이 5/3 이후 멈춤 원인 확인 필요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7">
            <text:p>매일</text:p>
          </table:table-cell>
          <table:table-cell office:value-type="string" table:style-name="ce11">
            <text:p>mongos 에서 백업 받는 중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7"/>
          <table:table-cell office:value-type="string" table:style-name="ce11">
            <text:p>ccskrotaovmgdbp신규신청 완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10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10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10">
            <text:p>주1회/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10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10">
            <text:p>주1회/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2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cmp01</text:p>
          </table:table-cell>
          <table:table-cell office:value-type="string" table:style-name="ce7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7">
            <text:p>매일/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7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7"/>
          <table:table-cell table:style-name="ce4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7"/>
          <table:table-cell office:value-type="string" table:style-name="ce19">
            <text:p>기동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7"/>
          <table:table-cell office:value-type="string" table:style-name="ce19">
            <text:p>Docker로 설치된 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49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5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1">
            <text:p>매주 수,금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2">
            <text:p>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2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2">
            <text:p>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2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1</text:p>
          </table:table-cell>
          <table:table-cell office:value-type="string" table:style-name="ce53">
            <text:p>10.109.133.98</text:p>
          </table:table-cell>
          <table:table-cell table:style-name="ce16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2</text:p>
          </table:table-cell>
          <table:table-cell office:value-type="string" table:style-name="ce53">
            <text:p>10.109.133.99</text:p>
          </table:table-cell>
          <table:table-cell table:style-name="ce16"/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3</text:p>
          </table:table-cell>
          <table:table-cell office:value-type="string" table:style-name="ce53">
            <text:p>10.109.133.10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1</text:p>
          </table:table-cell>
          <table:table-cell office:value-type="string" table:style-name="ce53">
            <text:p>10.109.133.8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2</text:p>
          </table:table-cell>
          <table:table-cell office:value-type="string" table:style-name="ce53">
            <text:p>10.109.133.81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3</text:p>
          </table:table-cell>
          <table:table-cell office:value-type="string" table:style-name="ce53">
            <text:p>10.109.133.82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1</text:p>
          </table:table-cell>
          <table:table-cell office:value-type="string" table:style-name="ce53">
            <text:p>10.107.253.66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2</text:p>
          </table:table-cell>
          <table:table-cell office:value-type="string" table:style-name="ce53">
            <text:p>10.107.253.67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3</text:p>
          </table:table-cell>
          <table:table-cell office:value-type="string" table:style-name="ce53">
            <text:p>10.107.253.68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queuep02</text:p>
          </table:table-cell>
          <table:table-cell office:value-type="string" table:style-name="ce53">
            <text:p>10.107.253.10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svchubredisp01</text:p>
          </table:table-cell>
          <table:table-cell office:value-type="string" table:style-name="ce53">
            <text:p>10.107.253.106</text:p>
          </table:table-cell>
          <table:table-cell table:style-name="ce7"/>
          <table:table-cell office:value-type="string" table:style-name="ce19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kwp03</text:p>
          </table:table-cell>
          <table:table-cell office:value-type="string" table:style-name="ce53">
            <text:p>10.107.253.120</text:p>
          </table:table-cell>
          <table:table-cell table:style-name="ce7"/>
          <table:table-cell office:value-type="string" table:style-name="ce19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1</text:p>
          </table:table-cell>
          <table:table-cell office:value-type="string" table:style-name="ce53">
            <text:p>10.109.135.59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2</text:p>
          </table:table-cell>
          <table:table-cell office:value-type="string" table:style-name="ce53">
            <text:p>10.109.135.60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9">
            <text:p>10.112.203.116</text:p>
          </table:table-cell>
          <table:table-cell table:style-name="ce2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13">
            <text:p>ccsnatparkcamdbp02</text:p>
          </table:table-cell>
          <table:table-cell office:value-type="string" table:style-name="ce54">
            <text:p>10.112.203.117</text:p>
          </table:table-cell>
          <table:table-cell table:style-name="ce2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5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5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nadbmondbp01</text:p>
          </table:table-cell>
          <table:table-cell office:value-type="string" table:style-name="ce7">
            <text:p>10.112.203.225</text:p>
          </table:table-cell>
          <table:table-cell table:style-name="ce55"/>
          <table:table-cell office:value-type="string" table:style-name="ce56">
            <text:p>sherpa 수집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uslmsdbp01 </text:p>
          </table:table-cell>
          <table:table-cell office:value-type="string" table:style-name="ce7">
            <text:p>10.112.224.47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malmsdbp01 </text:p>
          </table:table-cell>
          <table:table-cell office:value-type="string" table:style-name="ce7">
            <text:p>10.112.224.33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1</text:p>
          </table:table-cell>
          <table:table-cell office:value-type="string" table:style-name="ce7">
            <text:p>10.112.224.79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2</text:p>
          </table:table-cell>
          <table:table-cell office:value-type="string" table:style-name="ce7">
            <text:p>10.112.224.80</text:p>
          </table:table-cell>
          <table:table-cell table:style-name="ce55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5"/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1</text:p>
          </table:table-cell>
          <table:table-cell office:value-type="string" table:number-columns-spanned="1" table:number-rows-spanned="4" table:style-name="ce75">
            <text:p>10.112.203.232</text:p>
          </table:table-cell>
          <table:table-cell office:value-type="string" table:style-name="ce10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table:style-name="ce10"/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2</text:p>
          </table:table-cell>
          <table:table-cell office:value-type="string" table:number-columns-spanned="1" table:number-rows-spanned="4" table:style-name="ce75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7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7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8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9">
            <text:p>10.112.203.191</text:p>
          </table:table-cell>
          <table:table-cell table:style-name="ce7"/>
          <table:table-cell office:value-type="string" table:style-name="ce11">
            <text:p>담당자가 설치 형상이 다름, 백업 수행 중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9">
            <text:p>10.112.203.91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9">
            <text:p>10.112.203.92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1</text:p>
          </table:table-cell>
          <table:table-cell office:value-type="string" table:style-name="ce61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2</text:p>
          </table:table-cell>
          <table:table-cell office:value-type="string" table:style-name="ce61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dbp03</text:p>
          </table:table-cell>
          <table:table-cell office:value-type="string" table:style-name="ce61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1</text:p>
          </table:table-cell>
          <table:table-cell office:value-type="string" table:style-name="ce62">
            <text:p>10.107.19.141</text:p>
          </table:table-cell>
          <table:table-cell table:style-name="ce63"/>
          <table:table-cell office:value-type="string" table:style-name="ce64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2</text:p>
          </table:table-cell>
          <table:table-cell office:value-type="string" table:style-name="ce62">
            <text:p>10.107.19.142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dbp03</text:p>
          </table:table-cell>
          <table:table-cell office:value-type="string" table:style-name="ce62">
            <text:p>10.107.19.23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1</text:p>
          </table:table-cell>
          <table:table-cell office:value-type="string" table:style-name="ce62">
            <text:p>10.107.19.204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2</text:p>
          </table:table-cell>
          <table:table-cell office:value-type="string" table:style-name="ce62">
            <text:p>10.107.19.205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1</text:p>
          </table:table-cell>
          <table:table-cell office:value-type="string" table:style-name="ce62">
            <text:p>10.107.19.201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2</text:p>
          </table:table-cell>
          <table:table-cell office:value-type="string" table:style-name="ce62">
            <text:p>10.107.19.202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1</text:p>
          </table:table-cell>
          <table:table-cell office:value-type="string" table:style-name="ce53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2</text:p>
          </table:table-cell>
          <table:table-cell office:value-type="string" table:style-name="ce53">
            <text:p>10.107.19.22</text:p>
          </table:table-cell>
          <table:table-cell table:style-name="ce16"/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prudbp01</text:p>
          </table:table-cell>
          <table:table-cell office:value-type="string" table:style-name="ce53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68">
            <text:p>redis 내려가있음.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2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7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13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3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49"/>
          <table:table-cell table:number-columns-repeated="3" table:style-name="ce71"/>
          <table:table-cell table:style-name="ce49"/>
          <table:table-cell table:style-name="ce71"/>
          <table:table-cell table:number-columns-repeated="2" table:style-name="ce72"/>
          <table:table-cell table:style-name="ce71"/>
          <table:table-cell table:style-name="ce73"/>
          <table:table-cell table:number-columns-repeated="3" table:style-name="ce49"/>
          <table:table-cell table:number-columns-repeated="16370" table:style-name="ce1"/>
        </table:table-row>
        <table:table-row table:number-rows-repeated="1047884" table:style-name="ro2">
          <table:table-cell table:number-columns-repeated="16384"/>
        </table:table-row>
      </table:table>
      <table:table table:name="백업_이슈_관리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77">
            <text:p>년</text:p>
          </table:table-cell>
          <table:table-cell office:value-type="string" table:style-name="ce47">
            <text:p>월</text:p>
          </table:table-cell>
          <table:table-cell office:value-type="string" table:style-name="ce47">
            <text:p>리전</text:p>
          </table:table-cell>
          <table:table-cell office:value-type="string" table:style-name="ce47">
            <text:p>AZ</text:p>
          </table:table-cell>
          <table:table-cell office:value-type="string" table:style-name="ce47">
            <text:p>테넌트</text:p>
          </table:table-cell>
          <table:table-cell office:value-type="string" table:style-name="ce47">
            <text:p>진행상태</text:p>
          </table:table-cell>
          <table:table-cell office:value-type="string" table:style-name="ce47">
            <text:p>성패</text:p>
          </table:table-cell>
          <table:table-cell office:value-type="string" table:style-name="ce78">
            <text:p>추가칼럼(from 컨플)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817 - gcscnomsdbp01 백업 수행 시 cpu 부족 (3시간, 평균 cpu idle 0.5% free)</text:p>
            <text:p><text:s/>=&gt; 현재 해당 서버는 2core 를 사용 중, 담당자에게 증설 요청하였으나, 답변 없음</text:p>
            <text:p><text:s text:c="2"/>=&gt; 6월 9일 중국 법인에서 데이터 정리 후 cpu 이슈 해소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NACLOUD-1198 - 02번 vm 에서 백업 filesystem 이 umount 되면서 백업 실패</text:p>
            <text:p><text:s/>=&gt; 02 번 filesystemc recovery 후에도 동일현상 발생하여, 담당자와 협의 후 01 으로 백업 수행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OUD-4542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COUD-4590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OUD-4573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908 - 아카이브 백업 실패</text:p>
            <text:p><text:s/>=&gt; 아카이브 백업 중복 수행 방지를 위해 만든 .Lock-archive 문제 발생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NACLOUD-1303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NACLOUD-1304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920 - 백업 설정 시 문제 발생</text:p>
            <text:p><text:s/>=&gt; no archive mond, archive mode 로 변경 후 백업 수행 &amp; /tibero_backup 용량 부족으로 disk 증설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OUD-4605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OUD-4607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KRCLOUD-4621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925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930 - 백업 용량 부족</text:p>
            <text:p><text:s/>=&gt; disk 증설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1931 - 백업 안되는 현상</text:p>
            <text:p><text:s/>=&gt; .lock-archive , .lock-hot 파일이 삭제되지 않은 것 확인, 백업 중간에 백업이 실패했을 것으로 예상</text:p>
            <text:p><text:s text:c="2"/>=&gt; 백업 실패 원인이 중국의 네트워크 문제, 중국 법인에서 네트워크 재 구성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NACLOUD-1374 - /tibero_backup 용량 부족</text:p>
            <text:p><text:s/>=&gt; 용량 증설 및 백업 보관 주기 변경 (hot 30일 -&gt; 7일, archive 30일 -&gt; 14일)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2059 - netbackup 실패</text:p>
            <text:p><text:s/>=&gt; 중국 네트워크 장비 교체 진행으로 인한 백업 실패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9">
            <text:p>CNCLOUD-2085 - /tibero_arch 용량 부족</text:p>
            <text:p><text:s/>=&gt; .Lock-archiv 파일 확인, 백업 중간에 비 정상적으로 백업 실패</text:p>
            <text:p><text:s text:c="2"/>=&gt; 중국에 네트워크 문제로 백업 실패 확인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80">
            <text:p>2022년</text:p>
          </table:table-cell>
          <table:table-cell office:value-type="string" table:style-name="ce81">
            <text:p>6월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1센터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2">
            <text:p>NACLOUD-1460 Tibero 버그로 인한 백업 실패</text:p>
            <text:p><text:s/>=&gt; 백업 -o 옵션 버그, 우회 방법으로 임시 조치 후 백업 정상 확인, 7월에 패치 예정</text:p>
          </table:table-cell>
          <table:table-cell table:number-columns-repeated="16375"/>
        </table:table-row>
        <table:table-row table:number-rows-repeated="1048554" table:style-name="ro4">
          <table:table-cell table:number-columns-repeated="16384"/>
        </table:table-row>
      </table:table>
      <table:table table:name="전체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16382"/>
        </table:table-row>
        <table:table-row table:style-name="ro2">
          <table:table-cell table:number-columns-repeated="5" table:style-name="ce1"/>
          <table:table-cell table:style-name="ce1">
            <draw:frame draw:z-index="1" draw:id="id0" draw:style-name="a0" draw:name="차트 1" svg:x="0.00521in" svg:y="0.00521in" svg:width="5.44271in" svg:height="4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CN</text:p>
          </table:table-cell>
          <table:table-cell office:value-type="float" office:value="2" table:style-name="ce8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NA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3" table:style-name="ce83">
            <text:p>3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2월</text:p>
          </table:table-cell>
          <table:table-cell office:value-type="float" office:value="1" table:style-name="ce8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3월</text:p>
          </table:table-cell>
          <table:table-cell office:value-type="float" office:value="3" table:style-name="ce8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4월</text:p>
          </table:table-cell>
          <table:table-cell office:value-type="float" office:value="11" table:style-name="ce88">
            <text:p>11</text:p>
          </table:table-cell>
          <table:table-cell table:number-columns-repeated="2"/>
          <table:table-cell table:style-name="ce1">
            <draw:frame draw:z-index="2" draw:id="id1" draw:style-name="a1" draw:name="차트 2" svg:x="0.35417in" svg:y="0.00521in" svg:width="6.21875in" svg:height="4.3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7">
            <text:p>5월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6월</text:p>
          </table:table-cell>
          <table:table-cell office:value-type="float" office:value="3" table:style-name="ce8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19" table:style-name="ce83">
            <text:p>19</text:p>
          </table:table-cell>
          <table:table-cell table:number-columns-repeated="16382"/>
        </table:table-row>
        <table:table-row table:number-rows-repeated="1048551" table:style-name="ro4">
          <table:table-cell table:number-columns-repeated="16384"/>
        </table:table-row>
      </table:table>
      <table:table table:name="CN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3">
            <text:p>테넌트</text:p>
          </table:table-cell>
          <table:table-cell office:value-type="string" table:style-name="ce83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CN</text:p>
          </table:table-cell>
          <table:table-cell office:value-type="float" office:value="2" table:style-name="ce8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2" table:style-name="ce83">
            <text:p>2</text:p>
          </table:table-cell>
          <table:table-cell table:number-columns-repeated="16382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2" draw:style-name="a2" draw:name="차트 4" svg:x="0.35937in" svg:y="0.21875in" svg:width="7.60938in" svg:height="4.604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9" table:style-name="ce1"/>
          <table:table-cell table:style-name="ce1">
            <draw:frame draw:z-index="2" draw:id="id3" draw:style-name="a7" draw:name="TextBox 2" svg:x="0.42708in" svg:y="0.04167in" svg:width="1.14966in" svg:height="0.39198in">
              <draw:text-box>
                <text:p text:style-name="a6" text:class-names="" text:cond-style-name=""><text:span text:style-name="a3" text:class-names="">CN<text:s text:c="1"/></text:span><text:span text:style-name="a4" text:class-names="">월별 성패</text:span><text:span text:style-name="a5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2월</text:p>
          </table:table-cell>
          <table:table-cell office:value-type="float" office:value="1" table:style-name="ce8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4월</text:p>
          </table:table-cell>
          <table:table-cell office:value-type="float" office:value="5" table:style-name="ce8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6월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8" table:style-name="ce83">
            <text:p>8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KR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3">
            <text:p>테넌트</text:p>
          </table:table-cell>
          <table:table-cell office:value-type="string" table:style-name="ce83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CN</text:p>
          </table:table-cell>
          <table:table-cell office:value-type="float" office:value="2" table:style-name="ce8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2" table:style-name="ce83">
            <text:p>2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/>
          <table:table-cell table:style-name="ce1">
            <draw:g draw:z-index="1" draw:name="차트 2" draw:id="id6">
              <svg:title/>
              <svg:desc/>
              <draw:frame draw:id="id4" draw:style-name="a8" draw:name="차트 2" svg:x="0.36458in" svg:y="0.03646in" svg:width="6.55208in" svg:height="4.11979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5" draw:style-name="a13" draw:name="TextBox 2" svg:x="2.93057in" svg:y="0.05034in" svg:width="1.1381in" svg:height="0.392in">
                <draw:text-box>
                  <text:p text:style-name="a12" text:class-names="" text:cond-style-name=""><text:span text:style-name="a9" text:class-names="">KR<text:s text:c="1"/></text:span><text:span text:style-name="a10" text:class-names="">월별 성패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3월</text:p>
          </table:table-cell>
          <table:table-cell office:value-type="float" office:value="2" table:style-name="ce8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4월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6" table:style-name="ce83">
            <text:p>6</text:p>
          </table:table-cell>
          <table:table-cell table:number-columns-repeated="16382"/>
        </table:table-row>
        <table:table-row table:number-rows-repeated="1048554" table:style-name="ro4">
          <table:table-cell table:number-columns-repeated="16384"/>
        </table:table-row>
      </table:table>
      <table:table table:name="NA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3">
            <text:p>테넌트</text:p>
          </table:table-cell>
          <table:table-cell office:value-type="string" table:style-name="ce83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CN</text:p>
          </table:table-cell>
          <table:table-cell office:value-type="float" office:value="2" table:style-name="ce8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2" table:style-name="ce83">
            <text:p>2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/>
          <table:table-cell table:style-name="ce1">
            <draw:frame draw:z-index="1" draw:id="id7" draw:style-name="a14" draw:name="차트 2" svg:x="0.35417in" svg:y="0.00521in" svg:width="6.57292in" svg:height="4.1093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8" draw:style-name="a19" draw:name="TextBox 2" svg:x="0.36458in" svg:y="0.07292in" svg:width="1.1381in" svg:height="0.392in">
              <draw:text-box>
                <text:p text:style-name="a18" text:class-names="" text:cond-style-name=""><text:span text:style-name="a15" text:class-names="">NA<text:s text:c="1"/></text:span><text:span text:style-name="a16" text:class-names="">월별 성패</text:span><text:span text:style-name="a1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3월</text:p>
          </table:table-cell>
          <table:table-cell office:value-type="float" office:value="1" table:style-name="ce8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4월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5월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6월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5" table:style-name="ce83">
            <text:p>5</text:p>
          </table:table-cell>
          <table:table-cell table:number-columns-repeated="16382"/>
        </table:table-row>
        <table:table-row table:number-rows-repeated="1048552" table:style-name="ro4">
          <table:table-cell table:number-columns-repeated="16384"/>
        </table:table-row>
      </table:table>
      <table:table table:name="백업_관리" table:style-name="ta1">
        <table:table-column table:style-name="co1" table:number-columns-repeated="2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74"/>
        <table:table-column table:style-name="co1" table:number-columns-repeated="16372" table:default-cell-style-name="ce49"/>
        <table:table-row table:style-name="ro1">
          <table:table-cell table:style-name="ce1"/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DB Type</text:p>
          </table:table-cell>
          <table:table-cell office:value-type="string" table:style-name="ce2">
            <text:p>백업 정상 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 주기</text:p>
            <text:p>(full/archive)</text:p>
          </table:table-cell>
          <table:table-cell office:value-type="string" table:style-name="ce5">
            <text:p>비고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9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9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9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9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9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9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9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9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9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9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9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9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9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10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ccskrvtwintimescaledbp05</text:p>
          </table:table-cell>
          <table:table-cell office:value-type="string" table:style-name="ce13">
            <text:p>10.11.67.34</text:p>
          </table:table-cell>
          <table:table-cell table:style-name="ce13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1.ap-northeast-2.prd.h53</text:p>
          </table:table-cell>
          <table:table-cell office:value-type="string" table:style-name="ce7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2.ap-northeast-2.prd.h53</text:p>
          </table:table-cell>
          <table:table-cell office:value-type="string" table:style-name="ce7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1-ap-northeas-2.prd.h53</text:p>
          </table:table-cell>
          <table:table-cell office:value-type="string" table:style-name="ce7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2-ap-northeas-2.prd.h53</text:p>
          </table:table-cell>
          <table:table-cell office:value-type="string" table:style-name="ce7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7"/>
          <table:table-cell office:value-type="string" table:style-name="ce15">
            <text:p>TAC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7"/>
          <table:table-cell office:value-type="string" table:style-name="ce15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7"/>
          <table:table-cell office:value-type="string" table:style-name="ce15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7"/>
          <table:table-cell office:value-type="string" table:style-name="ce5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7"/>
          <table:table-cell office:value-type="string" table:style-name="ce19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7"/>
          <table:table-cell office:value-type="string" table:style-name="ce19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10">
            <text:p>매일</text:p>
          </table:table-cell>
          <table:table-cell table:style-name="ce3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10"/>
          <table:table-cell office:value-type="string" table:style-name="ce21">
            <text:p>slav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7"/>
          <table:table-cell office:value-type="string" table:style-name="ce28">
            <text:p>마리아 기동 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7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7"/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10"/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10"/>
          <table:table-cell office:value-type="string" table:style-name="ce28">
            <text:p>slav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10"/>
          <table:table-cell table:style-name="ce2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10"/>
          <table:table-cell office:value-type="string" table:style-name="ce28">
            <text:p>slav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10"/>
          <table:table-cell table:style-name="ce3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10"/>
          <table:table-cell table:style-name="ce3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7"/>
          <table:table-cell office:value-type="string" table:style-name="ce26">
            <text:p>데이터 이관 이후에 크론탭 설정 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7"/>
          <table:table-cell table:style-name="ce2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7"/>
          <table:table-cell office:value-type="string" table:style-name="ce19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7"/>
          <table:table-cell office:value-type="string" table:style-name="ce19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7"/>
          <table:table-cell office:value-type="string" table:style-name="ce4">
            <text:p>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7"/>
          <table:table-cell office:value-type="string" table:style-name="ce4">
            <text:p>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7"/>
          <table:table-cell office:value-type="string" table:style-name="ce2">
            <text:p>docker 로 설치</text:p>
            <text:p/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7"/>
          <table:table-cell office:value-type="string" table:number-columns-spanned="1" table:number-rows-spanned="6" table:style-name="ce75">
            <text:p>VM없음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7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7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7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7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7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7"/>
          <table:table-cell office:value-type="string" table:style-name="ce4">
            <text:p>Redis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7"/>
          <table:table-cell office:value-type="string" table:style-name="ce4">
            <text:p>Redis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7"/>
          <table:table-cell office:value-type="string" table:style-name="ce4">
            <text:p>Replication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7"/>
          <table:table-cell office:value-type="string" table:style-name="ce4">
            <text:p>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7"/>
          <table:table-cell office:value-type="string" table:style-name="ce4">
            <text:p>Cluster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7"/>
          <table:table-cell office:value-type="string" table:style-name="ce2">
            <text:p>Replication + Sentine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7"/>
          <table:table-cell table:style-name="ce2"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7"/>
          <table:table-cell office:value-type="string" table:style-name="ce4">
            <text:p>신운영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7"/>
          <table:table-cell office:value-type="string" table:style-name="ce2">
            <text:p>ccskrotamgdbp로 이관완료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7"/>
          <table:table-cell office:value-type="string" table:style-name="ce11">
            <text:p>백업이 5/3 이후 멈춤 원인 확인 필요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7">
            <text:p>매일</text:p>
          </table:table-cell>
          <table:table-cell office:value-type="string" table:style-name="ce11">
            <text:p>mongos 에서 백업 받는 중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7"/>
          <table:table-cell office:value-type="string" table:style-name="ce4">
            <text:p>설치 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7"/>
          <table:table-cell office:value-type="string" table:style-name="ce11">
            <text:p>ccskrotaovmgdbp신규신청 완료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7"/>
          <table:table-cell office:value-type="string" table:style-name="ce4">
            <text:p>삭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7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7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7">
            <text:p>매일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10">
            <text:p>주1회/ 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10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10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10">
            <text:p>주1회/ 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10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10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10">
            <text:p>주1회/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10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10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10"/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10">
            <text:p>주1회/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10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2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cmp01</text:p>
          </table:table-cell>
          <table:table-cell office:value-type="string" table:style-name="ce7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7">
            <text:p>매일/매10분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7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7"/>
          <table:table-cell table:style-name="ce4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7"/>
          <table:table-cell office:value-type="string" table:style-name="ce19">
            <text:p>설치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7"/>
          <table:table-cell office:value-type="string" table:style-name="ce19">
            <text:p>설치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7"/>
          <table:table-cell office:value-type="string" table:style-name="ce19">
            <text:p>설치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7"/>
          <table:table-cell office:value-type="string" table:style-name="ce19">
            <text:p>설치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7"/>
          <table:table-cell office:value-type="string" table:style-name="ce19">
            <text:p>기동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7"/>
          <table:table-cell office:value-type="string" table:style-name="ce19">
            <text:p>Docker로 설치된 서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7"/>
          <table:table-cell table:style-name="ce19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49"/>
          <table:table-cell office:value-type="string" table:style-name="ce21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50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1">
            <text:p>매주 수,금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2">
            <text:p>매일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2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2">
            <text:p>매일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2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1</text:p>
          </table:table-cell>
          <table:table-cell office:value-type="string" table:style-name="ce53">
            <text:p>10.109.133.98</text:p>
          </table:table-cell>
          <table:table-cell table:style-name="ce16"/>
          <table:table-cell table:style-name="ce4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2</text:p>
          </table:table-cell>
          <table:table-cell office:value-type="string" table:style-name="ce53">
            <text:p>10.109.133.99</text:p>
          </table:table-cell>
          <table:table-cell table:style-name="ce16"/>
          <table:table-cell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3</text:p>
          </table:table-cell>
          <table:table-cell office:value-type="string" table:style-name="ce53">
            <text:p>10.109.133.100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1</text:p>
          </table:table-cell>
          <table:table-cell office:value-type="string" table:style-name="ce53">
            <text:p>10.109.133.80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2</text:p>
          </table:table-cell>
          <table:table-cell office:value-type="string" table:style-name="ce53">
            <text:p>10.109.133.81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3</text:p>
          </table:table-cell>
          <table:table-cell office:value-type="string" table:style-name="ce53">
            <text:p>10.109.133.82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1</text:p>
          </table:table-cell>
          <table:table-cell office:value-type="string" table:style-name="ce53">
            <text:p>10.107.253.66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2</text:p>
          </table:table-cell>
          <table:table-cell office:value-type="string" table:style-name="ce53">
            <text:p>10.107.253.67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3</text:p>
          </table:table-cell>
          <table:table-cell office:value-type="string" table:style-name="ce53">
            <text:p>10.107.253.68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queuep02</text:p>
          </table:table-cell>
          <table:table-cell office:value-type="string" table:style-name="ce53">
            <text:p>10.107.253.109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svchubredisp01</text:p>
          </table:table-cell>
          <table:table-cell office:value-type="string" table:style-name="ce53">
            <text:p>10.107.253.106</text:p>
          </table:table-cell>
          <table:table-cell table:style-name="ce7"/>
          <table:table-cell office:value-type="string" table:style-name="ce19">
            <text:p>Sing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kwp03</text:p>
          </table:table-cell>
          <table:table-cell office:value-type="string" table:style-name="ce53">
            <text:p>10.107.253.120</text:p>
          </table:table-cell>
          <table:table-cell table:style-name="ce7"/>
          <table:table-cell office:value-type="string" table:style-name="ce19">
            <text:p>Single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1</text:p>
          </table:table-cell>
          <table:table-cell office:value-type="string" table:style-name="ce53">
            <text:p>10.109.135.59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2</text:p>
          </table:table-cell>
          <table:table-cell office:value-type="string" table:style-name="ce53">
            <text:p>10.109.135.60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9">
            <text:p>10.112.203.116</text:p>
          </table:table-cell>
          <table:table-cell table:style-name="ce2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13">
            <text:p>ccsnatparkcamdbp02</text:p>
          </table:table-cell>
          <table:table-cell office:value-type="string" table:style-name="ce54">
            <text:p>10.112.203.117</text:p>
          </table:table-cell>
          <table:table-cell table:style-name="ce2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5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5"/>
          <table:covered-table-cell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nadbmondbp01</text:p>
          </table:table-cell>
          <table:table-cell office:value-type="string" table:style-name="ce7">
            <text:p>10.112.203.225</text:p>
          </table:table-cell>
          <table:table-cell table:style-name="ce55"/>
          <table:table-cell office:value-type="string" table:style-name="ce56">
            <text:p>sherpa 수집서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uslmsdbp01 </text:p>
          </table:table-cell>
          <table:table-cell office:value-type="string" table:style-name="ce7">
            <text:p>10.112.224.47</text:p>
          </table:table-cell>
          <table:table-cell office:value-type="string" table:style-name="ce57">
            <text:p>주1회/ 매10분</text:p>
          </table:table-cell>
          <table:table-cell table:style-name="ce5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malmsdbp01 </text:p>
          </table:table-cell>
          <table:table-cell office:value-type="string" table:style-name="ce7">
            <text:p>10.112.224.33</text:p>
          </table:table-cell>
          <table:table-cell office:value-type="string" table:style-name="ce57">
            <text:p>주1회/ 매10분</text:p>
          </table:table-cell>
          <table:table-cell table:style-name="ce5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1</text:p>
          </table:table-cell>
          <table:table-cell office:value-type="string" table:style-name="ce7">
            <text:p>10.112.224.79</text:p>
          </table:table-cell>
          <table:table-cell office:value-type="string" table:style-name="ce57">
            <text:p>주1회/ 매10분</text:p>
          </table:table-cell>
          <table:table-cell table:style-name="ce5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2</text:p>
          </table:table-cell>
          <table:table-cell office:value-type="string" table:style-name="ce7">
            <text:p>10.112.224.80</text:p>
          </table:table-cell>
          <table:table-cell table:style-name="ce55"/>
          <table:table-cell office:value-type="string" table:style-name="ce21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5"/>
          <table:table-cell table:style-name="ce56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1</text:p>
          </table:table-cell>
          <table:table-cell office:value-type="string" table:number-columns-spanned="1" table:number-rows-spanned="4" table:style-name="ce75">
            <text:p>10.112.203.232</text:p>
          </table:table-cell>
          <table:table-cell office:value-type="string" table:style-name="ce10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49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table:style-name="ce10"/>
          <table:table-cell office:value-type="string" table:style-name="ce21">
            <text:p>인스턴스 4개 기동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2</text:p>
          </table:table-cell>
          <table:table-cell office:value-type="string" table:number-columns-spanned="1" table:number-rows-spanned="4" table:style-name="ce75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49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10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7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7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7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7"/>
          <table:table-cell office:value-type="string" table:style-name="ce21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7"/>
          <table:table-cell office:value-type="string" table:style-name="ce21">
            <text:p>standby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8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9">
            <text:p>10.112.203.191</text:p>
          </table:table-cell>
          <table:table-cell table:style-name="ce7"/>
          <table:table-cell office:value-type="string" table:style-name="ce11">
            <text:p>담당자가 설치 형상이 다름, 백업 수행 중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9">
            <text:p>10.112.203.91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9">
            <text:p>10.112.203.92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1</text:p>
          </table:table-cell>
          <table:table-cell office:value-type="string" table:style-name="ce61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2</text:p>
          </table:table-cell>
          <table:table-cell office:value-type="string" table:style-name="ce61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dbp03</text:p>
          </table:table-cell>
          <table:table-cell office:value-type="string" table:style-name="ce61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1</text:p>
          </table:table-cell>
          <table:table-cell office:value-type="string" table:style-name="ce62">
            <text:p>10.107.19.141</text:p>
          </table:table-cell>
          <table:table-cell table:style-name="ce63"/>
          <table:table-cell office:value-type="string" table:style-name="ce64">
            <text:p>이관완료, 삭제예정, Shutdown상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2</text:p>
          </table:table-cell>
          <table:table-cell office:value-type="string" table:style-name="ce62">
            <text:p>10.107.19.142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dbp03</text:p>
          </table:table-cell>
          <table:table-cell office:value-type="string" table:style-name="ce62">
            <text:p>10.107.19.23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1</text:p>
          </table:table-cell>
          <table:table-cell office:value-type="string" table:style-name="ce62">
            <text:p>10.107.19.204</text:p>
          </table:table-cell>
          <table:table-cell table:style-name="ce20"/>
          <table:table-cell office:value-type="string" table:style-name="ce66">
            <text:p>삭제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2</text:p>
          </table:table-cell>
          <table:table-cell office:value-type="string" table:style-name="ce62">
            <text:p>10.107.19.205</text:p>
          </table:table-cell>
          <table:table-cell table:style-name="ce20"/>
          <table:table-cell office:value-type="string" table:style-name="ce66">
            <text:p>삭제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1</text:p>
          </table:table-cell>
          <table:table-cell office:value-type="string" table:style-name="ce62">
            <text:p>10.107.19.201</text:p>
          </table:table-cell>
          <table:table-cell table:style-name="ce20"/>
          <table:table-cell office:value-type="string" table:style-name="ce66">
            <text:p>삭제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2</text:p>
          </table:table-cell>
          <table:table-cell office:value-type="string" table:style-name="ce62">
            <text:p>10.107.19.202</text:p>
          </table:table-cell>
          <table:table-cell table:style-name="ce20"/>
          <table:table-cell office:value-type="string" table:style-name="ce66">
            <text:p>삭제됨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1</text:p>
          </table:table-cell>
          <table:table-cell office:value-type="string" table:style-name="ce53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2</text:p>
          </table:table-cell>
          <table:table-cell office:value-type="string" table:style-name="ce53">
            <text:p>10.107.19.22</text:p>
          </table:table-cell>
          <table:table-cell table:style-name="ce16"/>
          <table:table-cell table:style-name="ce6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prudbp01</text:p>
          </table:table-cell>
          <table:table-cell office:value-type="string" table:style-name="ce53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68">
            <text:p>redis 내려가있음.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7"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2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70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13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3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49"/>
          <table:table-cell table:number-columns-repeated="16369" table:style-name="ce1"/>
        </table:table-row>
        <table:table-row table:number-rows-repeated="3" table:style-name="ro2">
          <table:table-cell table:style-name="ce1"/>
          <table:table-cell table:number-columns-repeated="2" table:style-name="ce49"/>
          <table:table-cell table:number-columns-repeated="3" table:style-name="ce71"/>
          <table:table-cell table:style-name="ce49"/>
          <table:table-cell table:style-name="ce71"/>
          <table:table-cell table:number-columns-repeated="2" table:style-name="ce72"/>
          <table:table-cell table:style-name="ce71"/>
          <table:table-cell table:style-name="ce73"/>
          <table:table-cell table:number-columns-repeated="3" table:style-name="ce49"/>
          <table:table-cell table:number-columns-repeated="16369" table:style-name="ce1"/>
        </table:table-row>
        <table:table-row table:number-rows-repeated="1047884" table:style-name="ro4">
          <table:table-cell table:number-columns-repeated="16384"/>
        </table:table-row>
      </table:table>
      <table:table table:name="전체_요약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9" draw:style-name="a20" draw:name="차트 1" svg:x="0.02084in" svg:y="0.22395in" svg:width="5.95833in" svg:height="5.08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4">
            <text:p>리전</text:p>
          </table:table-cell>
          <table:table-cell office:value-type="string" table:style-name="ce84">
            <text:p>백업 정상 유무</text:p>
          </table:table-cell>
          <table:table-cell office:value-type="string" table:style-name="ce85">
            <text:p>개수 : 백업 정상 유무</text:p>
          </table:table-cell>
          <table:table-cell table:number-columns-repeated="16381"/>
        </table:table-row>
        <table:table-row table:style-name="ro2">
          <table:table-cell office:value-type="string" table:style-name="ce84">
            <text:p>KR</text:p>
          </table:table-cell>
          <table:table-cell table:style-name="ce90"/>
          <table:table-cell office:value-type="float" office:value="238" table:style-name="ce85">
            <text:p>238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196" table:style-name="ce88">
            <text:p>196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42" table:style-name="ce88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91">
            <text:p>NA</text:p>
          </table:table-cell>
          <table:table-cell table:style-name="ce92"/>
          <table:table-cell office:value-type="float" office:value="36" table:style-name="ce88">
            <text:p>36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33" table:style-name="ce88">
            <text:p>33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3" table:style-name="ce88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91">
            <text:p>SG</text:p>
          </table:table-cell>
          <table:table-cell table:style-name="ce92"/>
          <table:table-cell office:value-type="float" office:value="31" table:style-name="ce88">
            <text:p>31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24" table:style-name="ce88">
            <text:p>24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7" table:style-name="ce88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91">
            <text:p>CN</text:p>
          </table:table-cell>
          <table:table-cell table:style-name="ce92"/>
          <table:table-cell office:value-type="float" office:value="29" table:style-name="ce88">
            <text:p>29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23" table:style-name="ce88">
            <text:p>23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6" table:style-name="ce88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91">
            <text:p>EU</text:p>
          </table:table-cell>
          <table:table-cell table:style-name="ce92"/>
          <table:table-cell office:value-type="float" office:value="22" table:style-name="ce88">
            <text:p>22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18" table:style-name="ce88">
            <text:p>18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4" table:style-name="ce88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91">
            <text:p>RU</text:p>
          </table:table-cell>
          <table:table-cell table:style-name="ce92"/>
          <table:table-cell office:value-type="float" office:value="5" table:style-name="ce88">
            <text:p>5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O</text:p>
          </table:table-cell>
          <table:table-cell office:value-type="float" office:value="4" table:style-name="ce88">
            <text:p>4</text:p>
          </table:table-cell>
          <table:table-cell table:number-columns-repeated="16381"/>
        </table:table-row>
        <table:table-row table:style-name="ro2">
          <table:table-cell table:style-name="ce91"/>
          <table:table-cell office:value-type="string" table:style-name="ce92">
            <text:p>X</text:p>
          </table:table-cell>
          <table:table-cell office:value-type="float" office:value="1" table:style-name="ce88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93">
            <text:p>총합계</text:p>
          </table:table-cell>
          <table:table-cell table:style-name="ce94"/>
          <table:table-cell office:value-type="float" office:value="361" table:style-name="ce83">
            <text:p>361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(모두)</text:p>
          </table:table-cell>
          <table:table-cell table:style-name="ce1"/>
          <table:table-cell table:style-name="ce1">
            <draw:frame draw:z-index="3" draw:id="id11" draw:style-name="a22" draw:name="차트 3" svg:x="0.01562in" svg:y="0.00521in" svg:width="5.95313in" svg:height="5.0468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6">
            <text:p>PostgreSQL</text:p>
          </table:table-cell>
          <table:table-cell office:value-type="float" office:value="184" table:style-name="ce85">
            <text:p>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66" table:style-name="ce88">
            <text:p>16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8" table:style-name="ce88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Mongo</text:p>
          </table:table-cell>
          <table:table-cell office:value-type="float" office:value="100" table:style-name="ce88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57" table:style-name="ce88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43" table:style-name="ce88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Tibero</text:p>
          </table:table-cell>
          <table:table-cell office:value-type="float" office:value="63" table:style-name="ce88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61" table:style-name="ce88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7">
            <text:p>Maria</text:p>
          </table:table-cell>
          <table:table-cell office:value-type="float" office:value="14" table:style-name="ce8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4" table:style-name="ce8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361" table:style-name="ce83">
            <text:p>36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10" draw:style-name="a21" draw:name="차트 3" svg:x="0.01042in" svg:y="0.02083in" svg:width="6.01042in" svg:height="4.3229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361" table:style-name="ce85">
            <text:p>361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296" table:style-name="ce88">
            <text:p>296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65" table:style-name="ce88">
            <text:p>65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361" table:style-name="ce83">
            <text:p>361</text:p>
          </table:table-cell>
          <table:table-cell table:number-columns-repeated="16382"/>
        </table:table-row>
        <table:table-row table:number-rows-repeated="1048515" table:style-name="ro4">
          <table:table-cell table:number-columns-repeated="16384"/>
        </table:table-row>
      </table:table>
      <table:table table:name="KR_요약" table:style-name="ta2">
        <table:table-column table:style-name="co2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table:style-name="ce1">
            <draw:frame draw:z-index="1" draw:id="id12" draw:style-name="a23" draw:name="차트 3" svg:x="0.04167in" svg:y="0.22395in" svg:width="6in" svg:height="5.0156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4">
            <text:p>리전</text:p>
          </table:table-cell>
          <table:table-cell office:value-type="string" table:style-name="ce84">
            <text:p>DB Type</text:p>
          </table:table-cell>
          <table:table-cell office:value-type="string" table:style-name="ce84">
            <text:p>백업 정상 유무</text:p>
          </table:table-cell>
          <table:table-cell office:value-type="string" table:style-name="ce85">
            <text:p>개수 : 백업 정상 유무</text:p>
          </table:table-cell>
          <table:table-cell table:number-columns-repeated="16380"/>
        </table:table-row>
        <table:table-row table:style-name="ro2">
          <table:table-cell office:value-type="string" table:style-name="ce84">
            <text:p>KR</text:p>
          </table:table-cell>
          <table:table-cell table:number-columns-repeated="2" table:style-name="ce90"/>
          <table:table-cell office:value-type="float" office:value="238" table:style-name="ce85">
            <text:p>238</text:p>
          </table:table-cell>
          <table:table-cell table:number-columns-repeated="16380"/>
        </table:table-row>
        <table:table-row table:style-name="ro2">
          <table:table-cell table:style-name="ce91"/>
          <table:table-cell office:value-type="string" table:style-name="ce92">
            <text:p>PostgreSQL</text:p>
          </table:table-cell>
          <table:table-cell table:style-name="ce92"/>
          <table:table-cell office:value-type="float" office:value="119" table:style-name="ce88">
            <text:p>119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O</text:p>
          </table:table-cell>
          <table:table-cell office:value-type="float" office:value="105" table:style-name="ce88">
            <text:p>105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X</text:p>
          </table:table-cell>
          <table:table-cell office:value-type="float" office:value="14" table:style-name="ce88">
            <text:p>14</text:p>
          </table:table-cell>
          <table:table-cell table:number-columns-repeated="16380"/>
        </table:table-row>
        <table:table-row table:style-name="ro2">
          <table:table-cell table:style-name="ce91"/>
          <table:table-cell office:value-type="string" table:style-name="ce92">
            <text:p>Mongo</text:p>
          </table:table-cell>
          <table:table-cell table:style-name="ce92"/>
          <table:table-cell office:value-type="float" office:value="79" table:style-name="ce88">
            <text:p>79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O</text:p>
          </table:table-cell>
          <table:table-cell office:value-type="float" office:value="54" table:style-name="ce88">
            <text:p>54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X</text:p>
          </table:table-cell>
          <table:table-cell office:value-type="float" office:value="25" table:style-name="ce88">
            <text:p>25</text:p>
          </table:table-cell>
          <table:table-cell table:number-columns-repeated="16380"/>
        </table:table-row>
        <table:table-row table:style-name="ro2">
          <table:table-cell table:style-name="ce91"/>
          <table:table-cell office:value-type="string" table:style-name="ce92">
            <text:p>Tibero</text:p>
          </table:table-cell>
          <table:table-cell table:style-name="ce92"/>
          <table:table-cell office:value-type="float" office:value="26" table:style-name="ce88">
            <text:p>26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O</text:p>
          </table:table-cell>
          <table:table-cell office:value-type="float" office:value="24" table:style-name="ce88">
            <text:p>24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X</text:p>
          </table:table-cell>
          <table:table-cell office:value-type="float" office:value="2" table:style-name="ce88">
            <text:p>2</text:p>
          </table:table-cell>
          <table:table-cell table:number-columns-repeated="16380"/>
        </table:table-row>
        <table:table-row table:style-name="ro2">
          <table:table-cell table:style-name="ce91"/>
          <table:table-cell office:value-type="string" table:style-name="ce92">
            <text:p>Maria</text:p>
          </table:table-cell>
          <table:table-cell table:style-name="ce92"/>
          <table:table-cell office:value-type="float" office:value="14" table:style-name="ce88">
            <text:p>14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O</text:p>
          </table:table-cell>
          <table:table-cell office:value-type="float" office:value="14" table:style-name="ce88">
            <text:p>14</text:p>
          </table:table-cell>
          <table:table-cell table:number-columns-repeated="16380"/>
        </table:table-row>
        <table:table-row table:style-name="ro2">
          <table:table-cell table:style-name="ce91"/>
          <table:table-cell table:style-name="ce92"/>
          <table:table-cell office:value-type="string" table:style-name="ce92">
            <text:p>X</text:p>
          </table:table-cell>
          <table:table-cell table:style-name="ce88"/>
          <table:table-cell table:number-columns-repeated="16380"/>
        </table:table-row>
        <table:table-row table:style-name="ro2">
          <table:table-cell office:value-type="string" table:style-name="ce93">
            <text:p>총합계</text:p>
          </table:table-cell>
          <table:table-cell table:number-columns-repeated="2" table:style-name="ce94"/>
          <table:table-cell office:value-type="float" office:value="238" table:style-name="ce83">
            <text:p>238</text:p>
          </table:table-cell>
          <table:table-cell table:number-columns-repeated="16380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number-columns-repeated="2" table:style-name="ce1"/>
          <table:table-cell table:style-name="ce1">
            <draw:frame draw:z-index="2" draw:id="id13" draw:style-name="a24" draw:name="차트 3" svg:x="0.01562in" svg:y="0.00521in" svg:width="5.96354in" svg:height="4.5781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월</text:p>
          </table:table-cell>
          <table:table-cell office:value-type="string" table:style-name="ce84">
            <text:p>백업 정상 유무</text:p>
          </table:table-cell>
          <table:table-cell office:value-type="string" table:style-name="ce85">
            <text:p>개수 : 백업 정상 유무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4">
            <text:p>6월</text:p>
          </table:table-cell>
          <table:table-cell table:style-name="ce90"/>
          <table:table-cell office:value-type="float" office:value="238" table:style-name="ce85">
            <text:p>238</text:p>
          </table:table-cell>
          <table:table-cell table:number-columns-repeated="16381" table:style-name="ce1"/>
        </table:table-row>
        <table:table-row table:style-name="ro4">
          <table:table-cell table:style-name="ce91"/>
          <table:table-cell office:value-type="string" table:style-name="ce92">
            <text:p>O</text:p>
          </table:table-cell>
          <table:table-cell office:value-type="float" office:value="196" table:style-name="ce88">
            <text:p>196</text:p>
          </table:table-cell>
          <table:table-cell table:number-columns-repeated="16381" table:style-name="ce1"/>
        </table:table-row>
        <table:table-row table:style-name="ro4">
          <table:table-cell table:style-name="ce91"/>
          <table:table-cell office:value-type="string" table:style-name="ce92">
            <text:p>X</text:p>
          </table:table-cell>
          <table:table-cell office:value-type="float" office:value="42" table:style-name="ce88">
            <text:p>42</text:p>
          </table:table-cell>
          <table:table-cell table:number-columns-repeated="16381"/>
        </table:table-row>
        <table:table-row table:style-name="ro4">
          <table:table-cell office:value-type="string" table:style-name="ce93">
            <text:p>총합계</text:p>
          </table:table-cell>
          <table:table-cell table:style-name="ce94"/>
          <table:table-cell office:value-type="float" office:value="238" table:style-name="ce83">
            <text:p>238</text:p>
          </table:table-cell>
          <table:table-cell table:number-columns-repeated="16381"/>
        </table:table-row>
        <table:table-row table:number-rows-repeated="1048542" table:style-name="ro4">
          <table:table-cell table:number-columns-repeated="16384"/>
        </table:table-row>
      </table:table>
      <table:table table:name="CN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/>
          <table:table-cell table:style-name="ce1">
            <draw:frame draw:z-index="1" draw:id="id14" draw:style-name="a25" draw:name="차트 3" svg:x="0.01042in" svg:y="0.00521in" svg:width="5.23958in" svg:height="4.8281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6">
            <text:p>CN</text:p>
          </table:table-cell>
          <table:table-cell office:value-type="float" office:value="29" table:style-name="ce85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Tibero</text:p>
          </table:table-cell>
          <table:table-cell office:value-type="float" office:value="14" table:style-name="ce8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14" table:style-name="ce8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PostgreSQL</text:p>
          </table:table-cell>
          <table:table-cell office:value-type="float" office:value="10" table:style-name="ce88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9" table:style-name="ce88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Mongo</text:p>
          </table:table-cell>
          <table:table-cell office:value-type="float" office:value="5" table:style-name="ce8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5" table:style-name="ce8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29" table:style-name="ce83">
            <text:p>29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/>
          <table:table-cell table:style-name="ce1">
            <draw:frame draw:z-index="2" draw:id="id15" draw:style-name="a26" draw:name="차트 4" svg:x="0.45833in" svg:y="0.15104in" svg:width="6in" svg:height="4.5468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29" table:style-name="ce85">
            <text:p>29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23" table:style-name="ce88">
            <text:p>23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6" table:style-name="ce88">
            <text:p>6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29" table:style-name="ce83">
            <text:p>29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E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/>
          <table:table-cell table:style-name="ce1">
            <draw:frame draw:z-index="1" draw:id="id16" draw:style-name="a27" draw:name="차트 3" svg:x="0in" svg:y="0.02604in" svg:width="5.22917in" svg:height="4.77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6">
            <text:p>EU</text:p>
          </table:table-cell>
          <table:table-cell office:value-type="float" office:value="22" table:style-name="ce85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PostgreSQL</text:p>
          </table:table-cell>
          <table:table-cell office:value-type="float" office:value="17" table:style-name="ce88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15" table:style-name="ce88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Tibero</text:p>
          </table:table-cell>
          <table:table-cell office:value-type="float" office:value="3" table:style-name="ce8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3" table:style-name="ce8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Mongo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22" table:style-name="ce83">
            <text:p>22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/>
          <table:table-cell table:style-name="ce1">
            <draw:frame draw:z-index="2" draw:id="id17" draw:style-name="a28" draw:name="차트 1" svg:x="0.02083in" svg:y="0.01562in" svg:width="6in" svg:height="4.3281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E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22" table:style-name="ce85">
            <text:p>22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18" table:style-name="ce88">
            <text:p>18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22" table:style-name="ce83">
            <text:p>22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NA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/>
          <table:table-cell table:style-name="ce1">
            <draw:frame draw:z-index="1" draw:id="id18" draw:style-name="a29" draw:name="차트 2" svg:x="0in" svg:y="0.01562in" svg:width="5.27083in" svg:height="4.5781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6">
            <text:p>NA</text:p>
          </table:table-cell>
          <table:table-cell office:value-type="float" office:value="36" table:style-name="ce85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Tibero</text:p>
          </table:table-cell>
          <table:table-cell office:value-type="float" office:value="20" table:style-name="ce88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20" table:style-name="ce88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PostgreSQL</text:p>
          </table:table-cell>
          <table:table-cell office:value-type="float" office:value="10" table:style-name="ce88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9" table:style-name="ce88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Mongo</text:p>
          </table:table-cell>
          <table:table-cell office:value-type="float" office:value="6" table:style-name="ce88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2" table:style-name="ce8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36" table:style-name="ce83">
            <text:p>36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style-name="ce1">
            <draw:frame draw:z-index="2" draw:id="id19" draw:style-name="a30" draw:name="차트 3" svg:x="0.73958in" svg:y="0.00521in" svg:width="6.01042in" svg:height="4.5989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36" table:style-name="ce85">
            <text:p>36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33" table:style-name="ce88">
            <text:p>33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3" table:style-name="ce88">
            <text:p>3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36" table:style-name="ce83">
            <text:p>36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R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table:style-name="ce1">
            <draw:frame draw:z-index="1" draw:id="id20" draw:style-name="a31" draw:name="차트 3" svg:x="0.73958in" svg:y="0.22396in" svg:width="5.27083in" svg:height="4.80729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RU</text:p>
          </table:table-cell>
          <table:table-cell office:value-type="float" office:value="5" table:style-name="ce85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PostgreSQL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Mongo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5" table:style-name="ce83">
            <text:p>5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21" draw:style-name="a32" draw:name="차트 4" svg:x="0in" svg:y="0.21354in" svg:width="6in" svg:height="4.60938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R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5" table:style-name="ce85">
            <text:p>5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4" table:style-name="ce88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1" table:style-name="ce88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5" table:style-name="ce83">
            <text:p>5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SG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22" draw:style-name="a33" draw:name="차트 2" svg:x="0.01042in" svg:y="0.22396in" svg:width="5.25in" svg:height="4.86979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SG</text:p>
          </table:table-cell>
          <table:table-cell office:value-type="float" office:value="31" table:style-name="ce85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PostgreSQL</text:p>
          </table:table-cell>
          <table:table-cell office:value-type="float" office:value="24" table:style-name="ce88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O</text:p>
          </table:table-cell>
          <table:table-cell office:value-type="float" office:value="24" table:style-name="ce88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Mongo</text:p>
          </table:table-cell>
          <table:table-cell office:value-type="float" office:value="7" table:style-name="ce88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6">
            <text:p>X</text:p>
          </table:table-cell>
          <table:table-cell office:value-type="float" office:value="7" table:style-name="ce88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89">
            <text:p>총합계</text:p>
          </table:table-cell>
          <table:table-cell office:value-type="float" office:value="31" table:style-name="ce83">
            <text:p>3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3">
            <text:p>DB Type</text:p>
          </table:table-cell>
          <table:table-cell office:value-type="string" table:style-name="ce83">
            <text:p>(다중 항목)</text:p>
          </table:table-cell>
          <table:table-cell/>
          <table:table-cell table:style-name="ce1">
            <draw:frame draw:z-index="2" draw:id="id23" draw:style-name="a34" draw:name="차트 3" svg:x="0.01042in" svg:y="0.02604in" svg:width="6in" svg:height="4.5677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3">
            <text:p>리전</text:p>
          </table:table-cell>
          <table:table-cell office:value-type="string" table:style-name="ce83">
            <text:p>SG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4">
            <text:p>행 레이블</text:p>
          </table:table-cell>
          <table:table-cell office:value-type="string" table:style-name="ce8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6">
            <text:p>6월</text:p>
          </table:table-cell>
          <table:table-cell office:value-type="float" office:value="31" table:style-name="ce85">
            <text:p>31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O</text:p>
          </table:table-cell>
          <table:table-cell office:value-type="float" office:value="24" table:style-name="ce88">
            <text:p>24</text:p>
          </table:table-cell>
          <table:table-cell table:number-columns-repeated="16382"/>
        </table:table-row>
        <table:table-row table:style-name="ro4">
          <table:table-cell office:value-type="string" table:style-name="ce95">
            <text:p>X</text:p>
          </table:table-cell>
          <table:table-cell office:value-type="float" office:value="7" table:style-name="ce88">
            <text:p>7</text:p>
          </table:table-cell>
          <table:table-cell table:number-columns-repeated="16382"/>
        </table:table-row>
        <table:table-row table:style-name="ro4">
          <table:table-cell office:value-type="string" table:style-name="ce89">
            <text:p>총합계</text:p>
          </table:table-cell>
          <table:table-cell office:value-type="float" office:value="31" table:style-name="ce83">
            <text:p>31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database-ranges>
        <table:database-range table:target-range-address="백업_이슈_관리.B3:백업_이슈_관리.I22" table:name="표1" table:display-filter-buttons="true">
          <table:filter>
            <table:filter-condition table:field-number="2" table:value="NA" table:operator="="/>
          </table:filter>
        </table:database-range>
        <table:database-range table:target-range-address="백업_관리.B1:백업_관리.L689" table:display-filter-buttons="true">
          <table:filter>
            <table:filter-and>
              <table:filter-or>
                <table:filter-condition table:field-number="5" table:value="Maria" table:operator="="/>
                <table:filter-condition table:field-number="5" table:value="Mongo" table:operator="="/>
                <table:filter-condition table:field-number="5" table:value="PostgreSQL" table:operator="="/>
                <table:filter-condition table:field-number="5" table:value="Tibero" table:operator="="/>
              </table:filter-or>
              <table:filter-condition table:field-number="6" table:value="X" table:operator="="/>
            </table:filter-and>
          </table:filter>
        </table:database-range>
      </table:database-ranges>
      <table:data-pilot-tables>
        <table:data-pilot-table table:name="피벗 테이블18" table:target-range-address="전체_요약.A1:전체_요약.C22" table:show-filter-button="false" table:buttons="전체_요약.A1 전체_요약.A3 전체_요약.B3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전체_요약.A28:전체_요약.B42" table:show-filter-button="false" table:buttons="전체_요약.A28 전체_요약.A30 전체_요약.B30">
          <table:source-cell-range table:cell-range-address="백업_관리.B1:백업_관리.H689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0" table:target-range-address="전체_요약.A55:전체_요약.B61" table:show-filter-button="false" table:buttons="전체_요약.A55 전체_요약.A57 전체_요약.B57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1" table:target-range-address="KR_요약.A27:KR_요약.C34" table:show-filter-button="false" table:buttons="KR_요약.A27 KR_요약.A28 KR_요약.A30 KR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2" table:target-range-address="KR_요약.A4:KR_요약.D18" table:show-filter-button="false" table:buttons="KR_요약.A4 KR_요약.B4 KR_요약.C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CN_요약.A27:CN_요약.B34" table:show-filter-button="false" table:buttons="CN_요약.A27 CN_요약.A28 CN_요약.A30 CN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CN_요약.A4:CN_요약.B13" table:show-filter-button="false" table:buttons="CN_요약.A4 CN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EU_요약.A4:EU_요약.B13" table:show-filter-button="false" table:buttons="EU_요약.A4 E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EU_요약.A27:EU_요약.B34" table:show-filter-button="false" table:buttons="EU_요약.A27 EU_요약.A28 EU_요약.A30 E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NA_요약.A27:NA_요약.B34" table:show-filter-button="false" table:buttons="NA_요약.A27 NA_요약.A28 NA_요약.A30 NA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NA_요약.A4:NA_요약.B14" table:show-filter-button="false" table:buttons="NA_요약.A4 NA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RU_요약.A27:RU_요약.B34" table:show-filter-button="false" table:buttons="RU_요약.A27 RU_요약.A28 RU_요약.A30 R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RU_요약.A4:RU_요약.B10" table:show-filter-button="false" table:buttons="RU_요약.A4 R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SG_요약.A4:SG_요약.B10" table:show-filter-button="false" table:buttons="SG_요약.A4 SG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SG_요약.A27:SG_요약.B34" table:show-filter-button="false" table:buttons="SG_요약.A27 SG_요약.A28 SG_요약.A30 SG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8T06:34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2f2f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98.1253543307086pt" svg:width="391.8751181102362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2"/>
          </table:table-row>
          <table:table-row>
            <table:table-cell office:value-type="string">
              <text:p>NA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9.6253543307086pt" svg:width="429.37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96"/>
          </table:table-row>
          <table:table-row>
            <table:table-cell office:value-type="string">
              <text:p>6월 X</text:p>
            </table:table-cell>
            <table:table-cell office:value-type="float" office:value="4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7.6253543307086pt" svg:width="377.24968503937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 Tibero O</text:p>
            </table:table-cell>
            <table:table-cell office:value-type="float" office:value="14"/>
          </table:table-row>
          <table:table-row>
            <table:table-cell office:value-type="string">
              <text:p>CN PostgreSQL O</text:p>
            </table:table-cell>
            <table:table-cell office:value-type="float" office:value="9"/>
          </table:table-row>
          <table:table-row>
            <table:table-cell office:value-type="string">
              <text:p>CN PostgreSQL X</text:p>
            </table:table-cell>
            <table:table-cell office:value-type="float" office:value="1"/>
          </table:table-row>
          <table:table-row>
            <table:table-cell office:value-type="string">
              <text:p>CN Mongo X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432.0pt" chart:style-name="Crt0">
        <chart:legend chart:legend-position="end" chart:legend-align="center" chart:style-name="Lgnd"/>
        <chart:plot-area svg:x="0.0pt" svg:y="0.0pt" svg:width="376.1134645669291pt" svg:height="312.292913385826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3"/>
          </table:table-row>
          <table:table-row>
            <table:table-cell office:value-type="float" office:value="2"/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3.8748031496062pt" svg:width="376.500236220472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 PostgreSQL O</text:p>
            </table:table-cell>
            <table:table-cell office:value-type="float" office:value="15"/>
          </table:table-row>
          <table:table-row>
            <table:table-cell office:value-type="string">
              <text:p>EU PostgreSQL X</text:p>
            </table:table-cell>
            <table:table-cell office:value-type="float" office:value="2"/>
          </table:table-row>
          <table:table-row>
            <table:table-cell office:value-type="string">
              <text:p>EU Tibero O</text:p>
            </table:table-cell>
            <table:table-cell office:value-type="float" office:value="3"/>
          </table:table-row>
          <table:table-row>
            <table:table-cell office:value-type="string">
              <text:p>EU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62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8"/>
          </table:table-row>
          <table:table-row>
            <table:table-cell office:value-type="string">
              <text:p>6월 X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29.6253543307086pt" svg:width="379.4996850393701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 Tibero O</text:p>
            </table:table-cell>
            <table:table-cell office:value-type="float" office:value="20"/>
          </table:table-row>
          <table:table-row>
            <table:table-cell office:value-type="string">
              <text:p>NA PostgreSQL O</text:p>
            </table:table-cell>
            <table:table-cell office:value-type="float" office:value="9"/>
          </table:table-row>
          <table:table-row>
            <table:table-cell office:value-type="string">
              <text:p>NA PostgreSQL X</text:p>
            </table:table-cell>
            <table:table-cell office:value-type="float" office:value="1"/>
          </table:table-row>
          <table:table-row>
            <table:table-cell office:value-type="string">
              <text:p>NA Mongo O</text:p>
            </table:table-cell>
            <table:table-cell office:value-type="float" office:value="4"/>
          </table:table-row>
          <table:table-row>
            <table:table-cell office:value-type="string">
              <text:p>NA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1251181102362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33"/>
          </table:table-row>
          <table:table-row>
            <table:table-cell office:value-type="string">
              <text:p>6월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6.1248031496062pt" svg:width="379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U PostgreSQL O</text:p>
            </table:table-cell>
            <table:table-cell office:value-type="float" office:value="4"/>
          </table:table-row>
          <table:table-row>
            <table:table-cell office:value-type="string">
              <text:p>RU Mongo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87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4"/>
          </table:table-row>
          <table:table-row>
            <table:table-cell office:value-type="string">
              <text:p>6월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50.6248031496062pt" svg:width="378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G PostgreSQL O</text:p>
            </table:table-cell>
            <table:table-cell office:value-type="float" office:value="24"/>
          </table:table-row>
          <table:table-row>
            <table:table-cell office:value-type="string">
              <text:p>SG Mongo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753543307086pt" svg:width="447.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11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8751181102362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4"/>
          </table:table-row>
          <table:table-row>
            <table:table-cell office:value-type="string">
              <text:p>6월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4994488188976pt" svg:width="547.8753543307087pt" chart:style-name="Crt0">
        <chart:legend chart:legend-position="end" chart:legend-align="center" chart:style-name="Lgnd"/>
        <chart:plot-area svg:x="0.0pt" svg:y="0.0pt" svg:width="460.1467716535432pt" svg:height="295.425826771653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5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6248031496062pt" svg:width="471.74968503937pt" chart:style-name="Crt0">
        <chart:legend chart:legend-position="end" chart:legend-align="center" chart:style-name="Lgnd"/>
        <chart:plot-area svg:x="0.0pt" svg:y="0.0pt" svg:width="415.8630708661418pt" svg:height="267.117322834645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5.8753543307086pt" svg:width="473.2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66.3755905511811pt" svg:width="428.9996850393701pt" chart:style-name="Crt0">
        <chart:plot-area chart:style-name="Plt0" chart:data-source-has-labels="both">
          <chart:axis chart:dimension="x">
            <chart:categories table:cell-range-address="local-table.$A$2:.$A$13"/>
          </chart:axis>
          <chart:axis chart:dimension="y"/>
          <chart:series chart:label-cell-address="local-table.$B$1" chart:values-cell-range-address="local-table.$B$2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O</text:p>
            </table:table-cell>
            <table:table-cell office:value-type="float" office:value="194"/>
          </table:table-row>
          <table:table-row>
            <table:table-cell office:value-type="string">
              <text:p>KR X</text:p>
            </table:table-cell>
            <table:table-cell office:value-type="float" office:value="44"/>
          </table:table-row>
          <table:table-row>
            <table:table-cell office:value-type="string">
              <text:p>NA O</text:p>
            </table:table-cell>
            <table:table-cell office:value-type="float" office:value="33"/>
          </table:table-row>
          <table:table-row>
            <table:table-cell office:value-type="string">
              <text:p>NA X</text:p>
            </table:table-cell>
            <table:table-cell office:value-type="float" office:value="3"/>
          </table:table-row>
          <table:table-row>
            <table:table-cell office:value-type="string">
              <text:p>SG O</text:p>
            </table:table-cell>
            <table:table-cell office:value-type="float" office:value="24"/>
          </table:table-row>
          <table:table-row>
            <table:table-cell office:value-type="string">
              <text:p>SG X</text:p>
            </table:table-cell>
            <table:table-cell office:value-type="float" office:value="7"/>
          </table:table-row>
          <table:table-row>
            <table:table-cell office:value-type="string">
              <text:p>CN O</text:p>
            </table:table-cell>
            <table:table-cell office:value-type="float" office:value="23"/>
          </table:table-row>
          <table:table-row>
            <table:table-cell office:value-type="string">
              <text:p>CN X</text:p>
            </table:table-cell>
            <table:table-cell office:value-type="float" office:value="6"/>
          </table:table-row>
          <table:table-row>
            <table:table-cell office:value-type="string">
              <text:p>EU O</text:p>
            </table:table-cell>
            <table:table-cell office:value-type="float" office:value="18"/>
          </table:table-row>
          <table:table-row>
            <table:table-cell office:value-type="string">
              <text:p>EU X</text:p>
            </table:table-cell>
            <table:table-cell office:value-type="float" office:value="4"/>
          </table:table-row>
          <table:table-row>
            <table:table-cell office:value-type="string">
              <text:p>RU O</text:p>
            </table:table-cell>
            <table:table-cell office:value-type="float" office:value="4"/>
          </table:table-row>
          <table:table-row>
            <table:table-cell office:value-type="string">
              <text:p>RU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2502362204725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96"/>
          </table:table-row>
          <table:table-row>
            <table:table-cell office:value-type="string">
              <text:p>6월 X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63.3753543307086pt" svg:width="428.62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ostgreSQL O</text:p>
            </table:table-cell>
            <table:table-cell office:value-type="float" office:value="166"/>
          </table:table-row>
          <table:table-row>
            <table:table-cell office:value-type="string">
              <text:p>PostgreSQL X</text:p>
            </table:table-cell>
            <table:table-cell office:value-type="float" office:value="18"/>
          </table:table-row>
          <table:table-row>
            <table:table-cell office:value-type="string">
              <text:p>Mongo O</text:p>
            </table:table-cell>
            <table:table-cell office:value-type="float" office:value="57"/>
          </table:table-row>
          <table:table-row>
            <table:table-cell office:value-type="string">
              <text:p>Mongo X</text:p>
            </table:table-cell>
            <table:table-cell office:value-type="float" office:value="43"/>
          </table:table-row>
          <table:table-row>
            <table:table-cell office:value-type="string">
              <text:p>Tibero O</text:p>
            </table:table-cell>
            <table:table-cell office:value-type="float" office:value="61"/>
          </table:table-row>
          <table:table-row>
            <table:table-cell office:value-type="string">
              <text:p>Tibero X</text:p>
            </table:table-cell>
            <table:table-cell office:value-type="float" office:value="2"/>
          </table:table-row>
          <table:table-row>
            <table:table-cell office:value-type="string">
              <text:p>Maria O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1.1253543307086pt" svg:width="432.0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3.75pt" svg:y="330.000157480315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PostgreSQL O</text:p>
            </table:table-cell>
            <table:table-cell office:value-type="float" office:value="105"/>
          </table:table-row>
          <table:table-row>
            <table:table-cell office:value-type="string">
              <text:p>KR PostgreSQL X</text:p>
            </table:table-cell>
            <table:table-cell office:value-type="float" office:value="14"/>
          </table:table-row>
          <table:table-row>
            <table:table-cell office:value-type="string">
              <text:p>KR Mongo O</text:p>
            </table:table-cell>
            <table:table-cell office:value-type="float" office:value="54"/>
          </table:table-row>
          <table:table-row>
            <table:table-cell office:value-type="string">
              <text:p>KR Mongo X</text:p>
            </table:table-cell>
            <table:table-cell office:value-type="float" office:value="25"/>
          </table:table-row>
          <table:table-row>
            <table:table-cell office:value-type="string">
              <text:p>KR Tibero O</text:p>
            </table:table-cell>
            <table:table-cell office:value-type="float" office:value="24"/>
          </table:table-row>
          <table:table-row>
            <table:table-cell office:value-type="string">
              <text:p>KR Tibero X</text:p>
            </table:table-cell>
            <table:table-cell office:value-type="float" office:value="2"/>
          </table:table-row>
          <table:table-row>
            <table:table-cell office:value-type="string">
              <text:p>KR Maria O</text:p>
            </table:table-cell>
            <table:table-cell office:value-type="float" office:value="11"/>
          </table:table-row>
          <table:table-row>
            <table:table-cell office:value-type="string">
              <text:p>KR Maria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